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fo:font-style="italic"/>
    </style:style>
    <style:style style:name="ce2" style:family="table-cell" style:parent-style-name="Default">
      <style:text-properties style:font-name="DejaVuSans" fo:language="en" fo:country="US" fo:font-style="italic" style:font-name-asian="DejaVuSans" style:font-size-asian="6.80000019073486pt" style:language-asian="en" style:country-asian="US" style:font-name-complex="DejaVuSans" style:font-size-complex="5.65000009536743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DejaVuSans" fo:font-size="10pt" fo:language="en" fo:country="US" fo:font-style="italic" fo:text-shadow="none" style:text-underline-style="none" fo:font-weight="normal" style:text-underline-mode="continuous" style:text-line-through-mode="continuous" style:font-name-asian="DejaVuSans" style:font-size-asian="6.80000019073486pt" style:language-asian="zxx" style:country-asian="none" style:font-style-asian="normal" style:font-weight-asian="normal" style:font-name-complex="DejaVu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ext-properties style:font-name="Arial" fo:language="en" fo:country="US" style:font-name-asian="DejaVuSans1" style:font-name-complex="Lucidasan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4"/>
        <table:table-row table:style-name="ro1">
          <table:table-cell office:value-type="string">
            <text:p>Inpu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ddition</text:p>
          </table:table-cell>
          <table:table-cell table:formula="oooc:=[.B1]+[.C1]+10" office:value-type="float" office:value="15">
            <text:p>15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ubtraction</text:p>
          </table:table-cell>
          <table:table-cell table:formula="oooc:=-[.B1]-[.C1]-10" office:value-type="float" office:value="-15">
            <text:p>-15</text:p>
          </table:table-cell>
          <table:table-cell table:formula="oooc:=-[.B1]-([.C1]-10)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Multiplication</text:p>
          </table:table-cell>
          <table:table-cell table:formula="oooc:=[.B1]*[.C1]*10" office:value-type="float" office:value="60">
            <text:p>60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ivision</text:p>
          </table:table-cell>
          <table:table-cell table:formula="oooc:=[.B1]/[.C1]/10" office:value-type="float" office:value="0.0666666666666667">
            <text:p>0,06667</text:p>
          </table:table-cell>
          <table:table-cell table:style-name="ce5" table:formula="oooc:=[.B1]/([.C1]/10)" office:value-type="float" office:value="6.66666666666667">
            <text:p>6,66667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Percent</text:p>
          </table:table-cell>
          <table:table-cell table:formula="oooc:=[.B1]%" office:value-type="percentage" office:value="0.02">
            <text:p>2,00%</text:p>
          </table:table-cell>
          <table:table-cell table:formula="oooc:=[.C1]%%" office:value-type="percentage" office:value="0.0003">
            <text:p>0,03%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xponentiation</text:p>
          </table:table-cell>
          <table:table-cell table:formula="oooc:=[.B1]^[.C1]^4" office:value-type="float" office:value="4096">
            <text:p>4096</text:p>
          </table:table-cell>
          <table:table-cell table:formula="oooc:=[.B1]^([.C1]^2)"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qual</text:p>
          </table:table-cell>
          <table:table-cell table:formula="oooc:=[.B1]=[.C1]" office:value-type="boolean" office:boolean-value="false">
            <text:p>ЛОЖЬ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Greater</text:p>
          </table:table-cell>
          <table:table-cell table:formula="oooc:=[.B1]&gt;[.C1]" office:value-type="boolean" office:boolean-value="false">
            <text:p>ЛОЖЬ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Less</text:p>
          </table:table-cell>
          <table:table-cell table:formula="oooc:=[.B1]&lt;[.C1]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Greater or equal</text:p>
          </table:table-cell>
          <table:table-cell table:formula="oooc:=[.B1]&gt;=[.C1]" office:value-type="boolean" office:boolean-value="false">
            <text:p>ЛОЖЬ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ss or equal</text:p>
          </table:table-cell>
          <table:table-cell table:formula="oooc:=[.B1]&lt;=[.C1]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Inequality</text:p>
          </table:table-cell>
          <table:table-cell table:formula="oooc:=[.B1]&lt;&gt;[.C1]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oncatenation</text:p>
          </table:table-cell>
          <table:table-cell table:formula="oooc:=[.B1]&amp;[.C1]&amp;&quot;text&quot;" office:value-type="string" office:string-value="23text">
            <text:p>23text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ixed</text:p>
          </table:table-cell>
          <table:table-cell table:formula="oooc:=([.B1]+10*[.C1])/([.B1]-[.C1]%)" office:value-type="float" office:value="16.243654822335">
            <text:p>16,24365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2">22.02.2008</text:date>, <text:time>13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2-20T20:41:56</meta:creation-date>
    <dc:date>2008-02-22T13:35:38</dc:date>
    <meta:editing-cycles>4</meta:editing-cycles>
    <meta:editing-duration>PT12H46M59S</meta:editing-duration>
    <meta:user-defined meta:name="Info 1"/>
    <meta:user-defined meta:name="Info 2"/>
    <meta:user-defined meta:name="Info 3"/>
    <meta:user-defined meta:name="Info 4"/>
    <meta:document-statistic meta:table-count="3" meta:cell-count="35"/>
  </office:meta>
</office:document-meta>
</file>